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5.209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5.835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20.61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Left orientation [pxl]</text:p>
          </table:table-cell>
          <table:table-cell table:style-name="ce1" office:value-type="string" calcext:value-type="string">
            <text:p>Right orientation [pxl]</text:p>
          </table:table-cell>
          <table:table-cell table:style-name="ce1" office:value-type="string" calcext:value-type="string">
            <text:p>Upper orientation [pxl]</text:p>
          </table:table-cell>
          <table:table-cell table:style-name="ce1" office:value-type="string" calcext:value-type="string">
            <text:p>Lower orientation [pxl]</text:p>
          </table:table-cell>
          <table:table-cell table:style-name="ce1" office:value-type="string" calcext:value-type="string">
            <text:p>Distance left-right [mm]</text:p>
          </table:table-cell>
          <table:table-cell table:style-name="ce1" office:value-type="string" calcext:value-type="string">
            <text:p>Distance up-down [mm]</text:p>
          </table:table-cell>
          <table:table-cell table:style-name="ce1" office:value-type="string" calcext:value-type="string">
            <text:p>Horizontal pixel→um</text:p>
          </table:table-cell>
          <table:table-cell table:style-name="ce1" office:value-type="string" calcext:value-type="string">
            <text:p>Vertical pixel→um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I0T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2]*1000/([.C2]-[.B2])" office:value-type="string" office:string-value="" calcext:value-type="error">
            <text:p>#DIV/0!</text:p>
          </table:table-cell>
          <table:table-cell table:formula="of:=[.G2]*1000/([.E2]-[.D2])" office:value-type="float" office:value="42.1940928270042" calcext:value-type="float">
            <text:p>42,19409282700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0T6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3]*1000/([.C3]-[.B3])" office:value-type="string" office:string-value="" calcext:value-type="error">
            <text:p>#DIV/0!</text:p>
          </table:table-cell>
          <table:table-cell table:formula="of:=[.G3]*1000/([.E3]-[.D3])" office:value-type="float" office:value="21.0304942166141" calcext:value-type="float">
            <text:p>21,0304942166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0T5</text:p>
          </table:table-cell>
          <table:table-cell office:value-type="float" office:value="493" calcext:value-type="float">
            <text:p>493</text:p>
          </table:table-cell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[.F4]*1000/([.C4]-[.B4])" office:value-type="float" office:value="19.2492781520693" calcext:value-type="float">
            <text:p>19,2492781520693</text:p>
          </table:table-cell>
          <table:table-cell table:formula="of:=[.G4]*1000/([.E4]-[.D4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1T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5]*1000/([.C5]-[.B5])" office:value-type="string" office:string-value="" calcext:value-type="error">
            <text:p>#DIV/0!</text:p>
          </table:table-cell>
          <table:table-cell table:formula="of:=[.G5]*1000/([.E5]-[.D5])" office:value-type="float" office:value="50.8905852417303" calcext:value-type="float">
            <text:p>50,89058524173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H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6]*1000/([.C6]-[.B6])" office:value-type="string" office:string-value="" calcext:value-type="error">
            <text:p>#DIV/0!</text:p>
          </table:table-cell>
          <table:table-cell table:formula="of:=[.G6]*1000/([.E6]-[.D6])" office:value-type="float" office:value="83.3333333333333" calcext:value-type="float">
            <text:p>83,3333333333333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0T13:58:22.720750000</meta:creation-date>
    <meta:generator>LibreOffice/7.2.5.2$Windows_X86_64 LibreOffice_project/499f9727c189e6ef3471021d6132d4c694f357e5</meta:generator>
    <dc:date>2024-07-23T19:08:41.543000000</dc:date>
    <meta:editing-duration>PT1H16M41S</meta:editing-duration>
    <meta:editing-cycles>10</meta:editing-cycles>
    <meta:document-statistic meta:table-count="1" meta:cell-count="40" meta:object-count="0"/>
  </office:meta>
</office:document-meta>
</file>